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paragraph-properties fo:text-align="justify"/>
      <style:text-properties style:text-underline-type="single" style:text-underline-style="solid" style:text-underline-width="auto" style:text-underline-mode="continuous"/>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style style:name="T14" style:parent-style-name="DefaultParagraphFont" style:family="text">
      <style:text-properties style:font-name="Wingdings" style:font-name-asian="Wingdings" style:font-name-complex="Wingdings"/>
    </style:style>
    <style:style style:name="P15" style:parent-style-name="Standard" style:family="paragraph">
      <style:paragraph-properties fo:margin-left="0.5in">
        <style:tab-stops/>
      </style:paragraph-properties>
    </style:style>
    <style:style style:name="P16" style:parent-style-name="Standard" style:family="paragraph">
      <style:paragraph-properties fo:text-align="justify"/>
    </style:style>
    <style:style style:name="T17" style:parent-style-name="DefaultParagraphFont" style:family="text">
      <style:text-properties style:text-underline-type="single" style:text-underline-style="solid" style:text-underline-width="auto" style:text-underline-mode="continuous"/>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paragraph-properties fo:text-align="justify"/>
      <style:text-properties style:text-underline-type="single" style:text-underline-style="solid" style:text-underline-width="auto" style:text-underline-mode="continuous"/>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fo:margin-left="0.75in" fo:text-indent="0.2347in">
        <style:tab-stops/>
      </style:paragraph-properties>
    </style:style>
    <style:style style:name="T37" style:parent-style-name="DefaultParagraphFont" style:family="text">
      <style:text-properties style:font-name="Wingdings" style:font-name-asian="Wingdings" style:font-name-complex="Wingdings"/>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T40" style:parent-style-name="DefaultParagraphFont" style:family="text">
      <style:text-properties style:text-underline-type="single" style:text-underline-style="solid" style:text-underline-width="auto" style:text-underline-mode="continuous"/>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text-properties fo:font-weight="bold" style:font-weight-asian="bold" style:font-weight-complex="bold"/>
    </style:style>
    <style:style style:name="P45" style:parent-style-name="Standard" style:family="paragraph">
      <style:paragraph-properties fo:text-align="justify"/>
      <style:text-properties fo:font-weight="bold" style:font-weight-asian="bold" style:font-weight-complex="bold"/>
    </style:style>
    <style:style style:name="P46" style:parent-style-name="Standard" style:family="paragraph">
      <style:paragraph-properties fo:margin-left="0.5in">
        <style:tab-stops/>
      </style:paragraph-properties>
      <style:text-properties style:text-underline-type="single" style:text-underline-style="solid" style:text-underline-width="auto" style:text-underline-mode="continuous"/>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T51" style:parent-style-name="DefaultParagraphFont" style:family="text">
      <style:text-properties style:font-name="Wingdings" style:font-name-asian="Wingdings" style:font-name-complex="Wingdings"/>
    </style:style>
    <style:style style:name="P52" style:parent-style-name="Standard" style:family="paragraph">
      <style:paragraph-properties fo:text-align="justify"/>
    </style:style>
    <style:style style:name="T53" style:parent-style-name="DefaultParagraphFont" style:family="text">
      <style:text-properties style:font-name="Wingdings" style:font-name-asian="Wingdings" style:font-name-complex="Wingdings"/>
    </style:style>
    <style:style style:name="P54" style:parent-style-name="Standard" style:family="paragraph">
      <style:paragraph-properties fo:text-align="justify"/>
    </style:style>
    <style:style style:name="P55" style:parent-style-name="Standard" style:family="paragraph">
      <style:paragraph-properties fo:text-align="justify" fo:margin-left="0.5in">
        <style:tab-stops/>
      </style:paragraph-properties>
    </style:style>
    <style:style style:name="P56" style:parent-style-name="Standard" style:family="paragraph">
      <style:paragraph-properties fo:text-align="justify"/>
    </style:style>
    <style:style style:name="T57" style:parent-style-name="DefaultParagraphFont" style:family="text">
      <style:text-properties style:text-underline-type="single" style:text-underline-style="solid" style:text-underline-width="auto" style:text-underline-mode="continuous"/>
    </style:style>
    <style:style style:name="P58" style:parent-style-name="Standard" style:family="paragraph">
      <style:paragraph-properties fo:text-align="justify" fo:margin-left="0.5in">
        <style:tab-stops/>
      </style:paragraph-properties>
    </style:style>
    <style:style style:name="T59" style:parent-style-name="DefaultParagraphFont" style:family="text">
      <style:text-properties style:font-name="Segoe UI Symbol" style:font-name-complex="Segoe UI Symbol"/>
    </style:style>
    <style:style style:name="P60" style:parent-style-name="Standard" style:family="paragraph">
      <style:paragraph-properties fo:text-align="justify" fo:margin-left="0.5in">
        <style:tab-stops/>
      </style:paragraph-properties>
    </style:style>
    <style:style style:name="T61" style:parent-style-name="DefaultParagraphFont" style:family="text">
      <style:text-properties style:font-name="Segoe UI Emoji" style:font-name-complex="Segoe UI Emoji"/>
    </style:style>
    <style:style style:name="P62" style:parent-style-name="Standard" style:family="paragraph">
      <style:paragraph-properties fo:text-align="justify" fo:margin-left="0.5in">
        <style:tab-stops/>
      </style:paragraph-properties>
    </style:style>
    <style:style style:name="T63" style:parent-style-name="DefaultParagraphFont" style:family="text">
      <style:text-properties style:font-name="Segoe UI Symbol" style:font-name-complex="Segoe UI Symbol"/>
    </style:style>
    <style:style style:name="P64" style:parent-style-name="Normal" style:family="paragraph">
      <style:paragraph-properties fo:margin-left="0.25in">
        <style:tab-stops/>
      </style:paragraph-properties>
    </style:style>
    <style:style style:name="P65" style:parent-style-name="Normal" style:family="paragraph">
      <style:paragraph-properties fo:margin-left="0.25in">
        <style:tab-stops/>
      </style:paragraph-properties>
    </style:style>
    <style:style style:name="P66" style:parent-style-name="Normal" style:family="paragraph">
      <style:paragraph-properties fo:text-align="end"/>
    </style:style>
    <style:style style:name="P67" style:parent-style-name="Normal" style:family="paragraph">
      <style:paragraph-properties fo:text-align="end"/>
    </style:style>
  </office:automatic-styles>
  <office:body>
    <office:text text:use-soft-page-breaks="true">
      <text:p text:style-name="P1">Journal Escalade</text:p>
      <text:p text:style-name="P2"/>
      <text:p text:style-name="P3">Séance 1 :</text:p>
      <text:p text:style-name="Standard">Déroulé de la séance :</text:p>
      <text:p text:style-name="Standard">Echauffement : 40min</text:p>
      <text:p text:style-name="Standard">cours sur la sécurité et les différents équipements (baudriers, nœuds, manœuvres de sécurité...): 1h</text:p>
      <text:p text:style-name="P4"/>
      <text:p text:style-name="P5"/>
      <text:p text:style-name="P6"/>
      <text:p text:style-name="P7">Séance 2 :</text:p>
      <text:p text:style-name="Standard">déroulé de la séance :</text:p>
      <text:p text:style-name="Standard">- Echauffement (20min)</text:p>
      <text:p text:style-name="Standard">- Cours théorique et pratique sur l’équilibre (30min)</text:p>
      <text:p text:style-name="Standard">- Cour et rappel sur la sécurité + demonstration (40min)</text:p>
      <text:p text:style-name="Standard">- Entrainement sur voie (30min)</text:p>
      <text:p text:style-name="Standard">ce qu’on a appris :</text:p>
      <text:p text:style-name="Standard">gérer l’équilibre, les différentes positions pour soulager les avants bras (secouer l’avant bras).</text:p>
      <text:p text:style-name="Standard">Mesures de sécurité, nœuds de 8, monter et assurer le monteur.</text:p>
      <text:p text:style-name="Standard"/>
      <text:p text:style-name="Standard"/>
      <text:p text:style-name="P8">Séance 3 :</text:p>
      <text:list text:style-name="LFO1" text:continue-numbering="true">
        <text:list-item>
          <text:p text:style-name="P9">Echauffement et Travail technique</text:p>
        </text:list-item>
      </text:list>
      <text:list text:style-name="LFO2" text:continue-numbering="true">
        <text:list-item>
          <text:p text:style-name="P10">Traversée</text:p>
        </text:list-item>
        <text:list-item>
          <text:p text:style-name="P11">Traversée en croissant les jambes</text:p>
        </text:list-item>
        <text:list-item>
          <text:p text:style-name="P12">Traversée en croissant les bras</text:p>
        </text:list-item>
        <text:list-item>
          <text:p text:style-name="P13">Exercice sur le mur : aller chercher le plus loin possible une prise avec le bras droit, puis le bras gauche<text:s/><text:span text:style-name="T14"></text:span><text:s/>apprendre à utiliser le gainage pour se stabiliser</text:p>
        </text:list-item>
      </text:list>
      <text:p text:style-name="P15"/>
      <text:list text:style-name="LFO1" text:continue-numbering="true">
        <text:list-item>
          <text:p text:style-name="P16"><text:span text:style-name="T17">Travail libre : Voie en moulinette</text:span><text:tab/></text:p>
        </text:list-item>
      </text:list>
      <text:p text:style-name="P18">On réussit la 5a+ qu’on avait raté la semaine dernière, c’est une victoire</text:p>
      <text:p text:style-name="P19">On bloque sur la fin d’une 5b, c’est frustant</text:p>
      <text:p text:style-name="P20">Thibault réessaye la 5b et la réussi, c’est la joie</text:p>
      <text:p text:style-name="P21"/>
      <text:p text:style-name="P22"/>
      <text:p text:style-name="P23">Séance 4 :</text:p>
      <text:list text:style-name="LFO1" text:continue-numbering="true">
        <text:list-item>
          <text:p text:style-name="P24">Echauffement et Travail technique</text:p>
        </text:list-item>
      </text:list>
      <text:list text:style-name="LFO2" text:continue-numbering="true">
        <text:list-item>
          <text:p text:style-name="P25">Traversée</text:p>
        </text:list-item>
        <text:list-item>
          <text:p text:style-name="P26">Traversée en croissant les bras</text:p>
        </text:list-item>
        <text:list-item>
          <text:p text:style-name="P27">Traversée en croissant les bras le plus loin possible</text:p>
        </text:list-item>
      </text:list>
      <text:list text:style-name="LFO3" text:continue-numbering="true">
        <text:list-item>
          <text:p text:style-name="P28">Implique de se replacer en bougeant les pieds ou en transférant son poids avant de lâcher son bras arrière</text:p>
        </text:list-item>
      </text:list>
      <text:list text:style-name="LFO2" text:continue-numbering="true">
        <text:list-item>
          <text:p text:style-name="P29">Exercice sur le mur, choisir 4 prises, puis :</text:p>
          <text:list text:continue-numbering="true">
            <text:list-item>
              <text:p text:style-name="P30">Lâcher la main gauche</text:p>
            </text:list-item>
            <text:list-item>
              <text:p text:style-name="P31">Lâcher la main droite</text:p>
            </text:list-item>
            <text:list-item>
              <text:p text:style-name="P32">Lâcher main gauche et pied droit<text:s/></text:p>
            </text:list-item>
            <text:list-item>
              <text:p text:style-name="P33">Lâcher main droite et pied gauche</text:p>
            </text:list-item>
            <text:list-item>
              <text:p text:style-name="P34">Lâcher main gauche et pied gauche</text:p>
            </text:list-item>
            <text:list-item>
              <text:p text:style-name="P35">Lâcher main droite et pied droit</text:p>
            </text:list-item>
          </text:list>
        </text:list-item>
      </text:list>
      <text:p text:style-name="P36"><text:span text:style-name="T37"></text:span><text:s/>Pour se faire cela nécessite de transférer son poids (le bébé totote et nous tombons), soit vers la gauche ou la droite, soit en effectuant une rotation pour éviter de se prendre une porte</text:p>
      <text:p text:style-name="P38"><text:s text:c="4"/></text:p>
      <text:soft-page-break/>
      <text:list text:style-name="LFO1" text:continue-numbering="true">
        <text:list-item>
          <text:p text:style-name="P39"><text:span text:style-name="T40">Travail libre : Voie en moulinette</text:span><text:tab/></text:p>
        </text:list-item>
      </text:list>
      <text:p text:style-name="P41">Mathéo gère la 5b qu’il avait raté la dernière séance, c’est chouette</text:p>
      <text:p text:style-name="P42">On se prend un mur sur une 5b+, c’est déprimant</text:p>
      <text:p text:style-name="P43"/>
      <text:p text:style-name="P44"/>
      <text:p text:style-name="P45">Séance<text:s/>5<text:s/>:</text:p>
      <text:p text:style-name="P46">Echauffement et Travail technique</text:p>
      <text:list text:style-name="LFO2" text:continue-numbering="true">
        <text:list-item>
          <text:p text:style-name="P47">Traversée ‘à cloche pied’ (on enlève le pied avant de la prise, le pied de derrière doit sauter sur l’ancienne prise du pied avant, puis on peut poser le pied avant à nouveau)</text:p>
        </text:list-item>
        <text:list-item>
          <text:p text:style-name="P48">Traversée en croisant les pieds, lorsque je croise je monte, lorsque je décroisse je redescends</text:p>
        </text:list-item>
        <text:list-item>
          <text:p text:style-name="P49">Exercice de la grenouille sur le mur : prendre deux prises mains à hauteur de bassin, puis lâcher les deux mains afin d’attraper en même temps deux prises plus hautes sur le mur (on a fait des variantes de cet exos après)<text:s/></text:p>
          <text:list text:continue-numbering="true">
            <text:list-item>
              <text:p text:style-name="P50"><text:span text:style-name="T51"></text:span><text:s/>permet de travailler le passage d’une position regroupée à une position tendu, en lâchant les prises + travail du transfert de poids <text:s/></text:p>
            </text:list-item>
            <text:list-item>
              <text:p text:style-name="P52"><text:span text:style-name="T53"></text:span><text:s/>permet de travailler la position de la grenouille (hanche ouverte en position accroupie pour être près du mur et ne pas tomber en arrière)</text:p>
            </text:list-item>
          </text:list>
        </text:list-item>
        <text:list-item>
          <text:p text:style-name="P54">Exercice du léopard (ou du guépard je sais plus) : semblable à l’exo de la grenouille sauf que l’on croise les bras entre la position accroupi et haute</text:p>
        </text:list-item>
      </text:list>
      <text:p text:style-name="P55"/>
      <text:list text:style-name="LFO1" text:continue-numbering="true">
        <text:list-item>
          <text:p text:style-name="P56"><text:span text:style-name="T57">Travail libre : Voie en moulinette</text:span><text:tab/></text:p>
        </text:list-item>
      </text:list>
      <text:p text:style-name="P58">5a<text:s/><text:span text:style-name="T59">✔</text:span></text:p>
      <text:p text:style-name="P60">5a+<text:s/><text:span text:style-name="T61">❌</text:span></text:p>
      <text:p text:style-name="P62">5b<text:s/><text:span text:style-name="T63">✔</text:span></text:p>
      <text:p text:style-name="P64"/>
      <text:p text:style-name="Normal"/>
      <text:p text:style-name="P65"/>
      <text:p text:style-name="Normal"/>
      <text:p text:style-name="Normal"/>
      <text:p text:style-name="Normal"/>
      <text:p text:style-name="P66"/>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ptos Display" style:font-name-asian="Times New Roman" style:font-name-complex="Mangal" fo:color="#0F4761"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Aptos Display" style:font-name-asian="Times New Roman" style:font-name-complex="Mangal" fo:color="#0F4761"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NSimSu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NSimSu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Thibault Malespine</meta:initial-creator>
    <dc:creator>Thibault Malespine</dc:creator>
    <meta:creation-date>2024-10-10T19:25:00Z</meta:creation-date>
    <dc:date>2024-10-16T20:02:00Z</dc:date>
    <meta:template xlink:href="Normal.dotm" xlink:type="simple"/>
    <meta:editing-cycles>6</meta:editing-cycles>
    <meta:editing-duration>PT0S</meta:editing-duration>
    <meta:document-statistic meta:page-count="2" meta:paragraph-count="5" meta:word-count="448" meta:character-count="2907" meta:row-count="20" meta:non-whitespace-character-count="2464"/>
  </office:meta>
</office:document-meta>
</file>